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cc9" officeooo:paragraph-rsid="000fbcc9"/>
    </style:style>
    <style:style style:name="P2" style:family="paragraph" style:parent-style-name="Standard">
      <style:text-properties officeooo:rsid="00116897" officeooo:paragraph-rsid="00116897"/>
    </style:style>
    <style:style style:name="P3" style:family="paragraph" style:parent-style-name="Standard">
      <style:text-properties officeooo:rsid="00124d4f" officeooo:paragraph-rsid="00124d4f"/>
    </style:style>
    <style:style style:name="P4" style:family="paragraph" style:parent-style-name="Standard">
      <style:text-properties officeooo:rsid="0012eb97" officeooo:paragraph-rsid="0012eb97"/>
    </style:style>
    <style:style style:name="P5" style:family="paragraph" style:parent-style-name="Standard">
      <style:text-properties officeooo:rsid="001493a8" officeooo:paragraph-rsid="001493a8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a525" officeooo:paragraph-rsid="0015a52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5a525" officeooo:paragraph-rsid="0015a52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a525" officeooo:paragraph-rsid="0015a525" style:font-weight-asian="normal" style:font-weight-complex="normal"/>
    </style:style>
    <style:style style:name="P9" style:family="paragraph" style:parent-style-name="Standard">
      <style:text-properties fo:font-size="16pt" style:text-underline-style="none" fo:font-weight="bold" officeooo:rsid="0015a525" officeooo:paragraph-rsid="0015a525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bold" officeooo:rsid="001711b1" officeooo:paragraph-rsid="001711b1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5pt" style:text-underline-style="none" fo:font-weight="normal" officeooo:rsid="001711b1" officeooo:paragraph-rsid="001711b1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6pt" fo:font-weight="bold" officeooo:rsid="001493a8" officeooo:paragraph-rsid="001493a8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5pt" style:text-underline-style="none" fo:font-weight="normal" officeooo:rsid="001711b1" officeooo:paragraph-rsid="001711b1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style:text-underline-style="none" fo:font-weight="normal" officeooo:rsid="00179114" officeooo:paragraph-rsid="00179114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style:text-underline-style="none" fo:font-weight="normal" officeooo:rsid="0019ad39" officeooo:paragraph-rsid="0019ad39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22pt" style:text-underline-style="none" fo:font-weight="normal" officeooo:rsid="00179114" officeooo:paragraph-rsid="00179114" style:font-size-asian="22pt" style:font-weight-asian="normal" style:font-size-complex="22pt" style:font-weight-complex="normal"/>
    </style:style>
    <style:style style:name="P17" style:family="paragraph" style:parent-style-name="Standard">
      <style:text-properties fo:font-size="18pt" style:text-underline-style="none" fo:font-weight="bold" officeooo:rsid="0019ad39" officeooo:paragraph-rsid="0019ad39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4pt" style:text-underline-style="none" fo:font-weight="normal" officeooo:rsid="0019ad39" officeooo:paragraph-rsid="0019ad39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aa5b8" officeooo:paragraph-rsid="001aa5b8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c4d14" officeooo:paragraph-rsid="001c4d1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bold" officeooo:rsid="001aa5b8" officeooo:paragraph-rsid="001aa5b8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bold" officeooo:rsid="001c4d14" officeooo:paragraph-rsid="001c4d14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&lt;!DOCTYPE html&gt; </text:p>
      <text:p text:style-name="P1">&lt;html&gt; </text:p>
      <text:p text:style-name="P1">&lt;head&gt; </text:p>
      <text:p text:style-name="P1"><text:tab/>&lt;title&gt;javascript&lt;/title&gt; </text:p>
      <text:p text:style-name="P1">&lt;/head&gt; </text:p>
      <text:p text:style-name="P1">&lt;body&gt; </text:p>
      <text:p text:style-name="P1"><text:tab/><text:tab/>&lt;script type="text/JavaScript" language="JavaScript"&gt; </text:p>
      <text:p text:style-name="P1"/>
      <text:p text:style-name="P1"><text:tab/><text:tab/><text:tab/>//alert("Refuge wise"); </text:p>
      <text:p text:style-name="P1"/>
      <text:p text:style-name="P1"><text:tab/><text:tab/><text:tab/>document.write("loop start &lt;br/&gt;"); </text:p>
      <text:p text:style-name="P1"><text:tab/><text:tab/><text:tab/><text:tab/><text:tab/>for (var i=0; <text:s/>i&lt;=10; i++){ </text:p>
      <text:p text:style-name="P1"/>
      <text:p text:style-name="P1"><text:tab/><text:tab/><text:tab/><text:tab/><text:tab/><text:tab/> if (i &lt;= 5) continue; </text:p>
      <text:p text:style-name="P1"><text:tab/><text:tab/><text:tab/><text:tab/><text:tab/><text:tab/>document.write("for loop repeating. count: &lt;font color='red'&gt;" + i +" &lt;/font&gt;&lt;br/&gt;"); </text:p>
      <text:p text:style-name="P1"><text:tab/><text:tab/><text:tab/><text:tab/><text:tab/>} </text:p>
      <text:p text:style-name="P1"><text:tab/><text:tab/><text:tab/><text:tab/><text:tab/>document.write("loop exit"); </text:p>
      <text:p text:style-name="P1"><text:tab/><text:tab/><text:tab/><text:tab/> </text:p>
      <text:p text:style-name="P1"><text:tab/><text:tab/>&lt;/script&gt; </text:p>
      <text:p text:style-name="P1"/>
      <text:p text:style-name="P1">&lt;/body&gt; </text:p>
      <text:p text:style-name="P1">&lt;/html&gt;</text:p>
      <text:p text:style-name="P1"/>
      <text:p text:style-name="P1"/>
      <text:p text:style-name="P1">It directs <text:s/>to url</text:p>
      <text:p text:style-name="P1"/>
      <text:p text:style-name="P1"/>
      <text:p text:style-name="P1"><text:tab/>&lt;script type="text/JavaScript" language="JavaScript"&gt; </text:p>
      <text:p text:style-name="P1"/>
      <text:p text:style-name="P1"><text:tab/><text:tab/>var a = confirm("Are you ready to vist on twitter ?"); </text:p>
      <text:p text:style-name="P1"/>
      <text:p text:style-name="P1"><text:tab/><text:tab/>if (a == true){ </text:p>
      <text:p text:style-name="P1"><text:tab/><text:tab/><text:tab/>open("http://www.twitter.com"); </text:p>
      <text:p text:style-name="P1"><text:tab/><text:tab/>} </text:p>
      <text:p text:style-name="P1"/>
      <text:p text:style-name="P1"><text:tab/><text:tab/>else{ </text:p>
      <text:p text:style-name="P1"><text:tab/><text:tab/><text:tab/>document.write("the value is &lt;u&gt;false&lt;/u&gt;. You pressed CANCEL button"); </text:p>
      <text:p text:style-name="P1"><text:tab/><text:tab/>} </text:p>
      <text:p text:style-name="P1"/>
      <text:p text:style-name="P1"><text:tab/><text:tab/>&lt;/script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<text:tab/><text:tab/>&lt;script type="text/JavaScript" language="JavaScript"&gt; </text:p>
      <text:p text:style-name="P2"/>
      <text:p text:style-name="P2"><text:tab/><text:tab/><text:tab/>var <text:s/>house = function <text:s/>(length,width){ </text:p>
      <text:p text:style-name="P2"/>
      <text:p text:style-name="P2"><text:tab/><text:tab/><text:tab/>this.length = length; </text:p>
      <text:p text:style-name="P2"><text:tab/><text:tab/><text:tab/>this.width <text:s/>= width; </text:p>
      <text:p text:style-name="P2"/>
      <text:p text:style-name="P2"/>
      <text:p text:style-name="P2"><text:tab/><text:tab/><text:tab/>// it calculates area </text:p>
      <text:p text:style-name="P2"><text:tab/><text:tab/><text:tab/>this.area <text:tab/>= function(){ </text:p>
      <text:p text:style-name="P2"><text:tab/><text:tab/><text:tab/><text:tab/>return this.length * this.width; </text:p>
      <text:p text:style-name="P2"><text:tab/><text:tab/><text:tab/>} </text:p>
      <text:p text:style-name="P2"/>
      <text:p text:style-name="P2"><text:tab/><text:tab/><text:tab/>// it calculates the perimater </text:p>
      <text:p text:style-name="P2"><text:tab/><text:tab/><text:tab/>this.perimeter = function(){ </text:p>
      <text:p text:style-name="P2"><text:tab/><text:tab/><text:tab/><text:tab/>return <text:s/>(this.length + this.width); </text:p>
      <text:p text:style-name="P2"><text:tab/><text:tab/><text:tab/>} </text:p>
      <text:p text:style-name="P2"/>
      <text:p text:style-name="P2"><text:tab/><text:tab/><text:tab/>// it collects all the infomatons </text:p>
      <text:p text:style-name="P2"><text:tab/><text:tab/><text:tab/>this.info = function(){ </text:p>
      <text:p text:style-name="P2"/>
      <text:p text:style-name="P2"><text:tab/><text:tab/><text:tab/><text:tab/>return "length = "+this.length+"&lt;br/&gt; &lt;br/&gt;width = "+this.width+"&lt;br/&gt;&lt;br/&gt; Area = "+this.area()+"&lt;br/&gt; &lt;br/&gt; perimeter"+this.perimeter(); </text:p>
      <text:p text:style-name="P2"><text:tab/><text:tab/><text:tab/>} </text:p>
      <text:p text:style-name="P2"><text:tab/><text:tab/>}; </text:p>
      <text:p text:style-name="P2"/>
      <text:p text:style-name="P2"/>
      <text:p text:style-name="P2"/>
      <text:p text:style-name="P2"><text:tab/><text:tab/>var myHouse = new house(5, 5); </text:p>
      <text:p text:style-name="P2"><text:tab/><text:tab/>var urHouse = new house(78,25); </text:p>
      <text:p text:style-name="P2"/>
      <text:p text:style-name="P2"/>
      <text:p text:style-name="P2"><text:tab/><text:tab/>//var vinay = new person('refuge wise', 22, 'Uganda', 'Coder'); </text:p>
      <text:p text:style-name="P2"/>
      <text:p text:style-name="P2"><text:tab/><text:tab/>document.write(urHouse.info()); </text:p>
      <text:p text:style-name="P2"><text:tab/><text:tab/>//document.write(vinay.birthyear()); </text:p>
      <text:p text:style-name="P2"><text:tab/><text:tab/> </text:p>
      <text:p text:style-name="P2"/>
      <text:p text:style-name="P2"><text:tab/><text:tab/>&lt;/script&gt; </text:p>
      <text:p text:style-name="P1"/>
      <text:p text:style-name="P1"/>
      <text:p text:style-name="P1"/>
      <text:p text:style-name="P1"/>
      <text:p text:style-name="P1"/>
      <text:p text:style-name="P2"><text:soft-page-break/><text:s/></text:p>
      <text:p text:style-name="P2"/>
      <text:p text:style-name="P2"/>
      <text:p text:style-name="P2"/>
      <text:p text:style-name="P2"><text:tab/>var person = function(fullname,age,country,profession){ </text:p>
      <text:p text:style-name="P2"><text:tab/><text:tab/>this.fullname = fullname; </text:p>
      <text:p text:style-name="P2"><text:tab/><text:tab/>this.age = age; </text:p>
      <text:p text:style-name="P2"><text:tab/><text:tab/>this.country = country; </text:p>
      <text:p text:style-name="P2"><text:tab/><text:tab/>this.profession = profession; </text:p>
      <text:p text:style-name="P2"/>
      <text:p text:style-name="P2"><text:tab/><text:tab/>this.birthyear = function(){ </text:p>
      <text:p text:style-name="P2"><text:tab/><text:tab/><text:tab/>var currentyear = new Date().getFullYear(); </text:p>
      <text:p text:style-name="P2"><text:tab/><text:tab/><text:tab/>return.currentyear-this.age; </text:p>
      <text:p text:style-name="P2"><text:tab/><text:tab/>} </text:p>
      <text:p text:style-name="P2"><text:tab/>} </text:p>
      <text:p text:style-name="P2"/>
      <text:p text:style-name="P2"/>
      <text:p text:style-name="P3">Using While and Do functions</text:p>
      <text:p text:style-name="P3"/>
      <text:p text:style-name="P3"/>
      <text:p text:style-name="P4">&lt;script type="text/JavaScript" language="JavaScript"&gt; </text:p>
      <text:p text:style-name="P4"><text:tab/> </text:p>
      <text:p text:style-name="P4"><text:tab/><text:tab/>var count = 0; </text:p>
      <text:p text:style-name="P4"><text:tab/><text:tab/>while(count &lt;= 10 ){ </text:p>
      <text:p text:style-name="P4"><text:tab/><text:tab/><text:tab/>document.write("this line is repeating &lt;font color='red'&gt;" +count+"&lt;/font&gt; &lt;br&gt;"); </text:p>
      <text:p text:style-name="P4"><text:tab/><text:tab/><text:tab/>count++; </text:p>
      <text:p text:style-name="P4"/>
      <text:p text:style-name="P4"><text:tab/><text:tab/>} </text:p>
      <text:p text:style-name="P4"/>
      <text:p text:style-name="P4"><text:tab/><text:tab/>document.write("&lt;hr/&gt;&lt;br/&gt;"); </text:p>
      <text:p text:style-name="P4"/>
      <text:p text:style-name="P4"/>
      <text:p text:style-name="P4"><text:tab/><text:tab/>/* do..while loop */ </text:p>
      <text:p text:style-name="P4"><text:tab/><text:tab/>var i = 0; </text:p>
      <text:p text:style-name="P4"><text:tab/><text:tab/> </text:p>
      <text:p text:style-name="P4"><text:tab/><text:tab/>do{ </text:p>
      <text:p text:style-name="P4"><text:tab/><text:tab/><text:tab/>/* loop body */ </text:p>
      <text:p text:style-name="P4"><text:tab/><text:tab/><text:tab/>document.write("do ...while loop iteration &lt;font color='red'&gt; "+i+"&lt;/font&gt;&lt;br/&gt;"); </text:p>
      <text:p text:style-name="P4"><text:tab/><text:tab/><text:tab/>i++; </text:p>
      <text:p text:style-name="P4"><text:tab/><text:tab/>} </text:p>
      <text:p text:style-name="P4"/>
      <text:p text:style-name="P4"><text:tab/><text:tab/>while(i &lt;= 10) </text:p>
      <text:p text:style-name="P4"><text:tab/> </text:p>
      <text:p text:style-name="P4"/>
      <text:p text:style-name="P4"><text:tab/><text:tab/><text:tab/>&lt;/script&gt;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2">Creating botton<text:tab/></text:p>
      <text:p text:style-name="P5"/>
      <text:p text:style-name="P5"><text:tab/><text:tab/>&lt;script type="text/JavaScript" language="JavaScript"&gt; </text:p>
      <text:p text:style-name="P5"><text:tab/><text:tab/> </text:p>
      <text:p text:style-name="P5"><text:tab/><text:tab/>function xyz(first,last){ </text:p>
      <text:p text:style-name="P5"><text:tab/><text:tab/><text:tab/>alert ("Hello " +first + " " +last); </text:p>
      <text:p text:style-name="P5"><text:tab/><text:tab/>} </text:p>
      <text:p text:style-name="P5"><text:tab/><text:tab/>&lt;/script&gt; </text:p>
      <text:p text:style-name="P5"/>
      <text:p text:style-name="P5"><text:tab/><text:tab/>&lt;input type="button" name="musa" value="press me" onclick="xyz('refuge', 'wise')"&gt;</text:p>
      <text:p text:style-name="P5"><text:tab/><text:tab/><text:tab/><text:tab/></text:p>
      <text:p text:style-name="P5"/>
      <text:p text:style-name="P6">IF ELSE STEMENTS <text:s text:c="2"/></text:p>
      <text:p text:style-name="P6"/>
      <text:p text:style-name="P6"/>
      <text:p text:style-name="P7"/>
      <text:p text:style-name="P8"><text:tab/><text:tab/>&lt;script type="text/JavaScript" language="JavaScript"&gt; </text:p>
      <text:p text:style-name="P8"><text:tab/><text:tab/>var <text:s/>a,b,c; </text:p>
      <text:p text:style-name="P8"><text:tab/><text:tab/>a = parseInt(prompt("enter your first number")); </text:p>
      <text:p text:style-name="P8"><text:tab/><text:tab/>b = parseInt(prompt("enter your secand number")); </text:p>
      <text:p text:style-name="P8"><text:tab/><text:tab/>c = parseInt(prompt("enter your third number")); </text:p>
      <text:p text:style-name="P8"/>
      <text:p text:style-name="P8"><text:tab/><text:tab/>if (a&gt;b &amp;&amp; a&gt;c){ </text:p>
      <text:p text:style-name="P8"><text:tab/><text:tab/><text:tab/>document.write("The greater number is &lt;big&gt;&lt;b&gt;"+a + "&lt;/b&gt;&lt;/big&gt;") </text:p>
      <text:p text:style-name="P8"/>
      <text:p text:style-name="P8"><text:tab/><text:tab/>} </text:p>
      <text:p text:style-name="P8"/>
      <text:p text:style-name="P8"><text:tab/><text:tab/>else if (b&gt;a &amp;&amp; b&gt;c){ </text:p>
      <text:p text:style-name="P8"><text:tab/><text:tab/><text:tab/>document.write("The greater number is &lt;big&gt;&lt;b&gt;"+b + "&lt;/b&gt;&lt;/big&gt;") </text:p>
      <text:p text:style-name="P8"/>
      <text:p text:style-name="P8"><text:tab/><text:tab/>} </text:p>
      <text:p text:style-name="P8"/>
      <text:p text:style-name="P8"><text:tab/><text:tab/>else if (c&gt;a <text:s/>&amp;&amp; c&gt;b){ </text:p>
      <text:p text:style-name="P8"><text:tab/><text:tab/><text:tab/>document.write("The greater number is &lt;big&gt;&lt;b&gt;"+c + "&lt;/b&gt;&lt;/big&gt;") </text:p>
      <text:p text:style-name="P8"><text:tab/><text:tab/>} </text:p>
      <text:p text:style-name="P8"/>
      <text:p text:style-name="P8"><text:tab/><text:tab/>else{ </text:p>
      <text:p text:style-name="P8"><text:tab/><text:tab/><text:tab/>document.write("All numbers are equel") </text:p>
      <text:p text:style-name="P8"><text:tab/><text:tab/>} </text:p>
      <text:p text:style-name="P8"/>
      <text:p text:style-name="P8"><text:tab/><text:tab/> </text:p>
      <text:p text:style-name="P8"/>
      <text:p text:style-name="P8"><text:tab/><text:tab/>&lt;/script&gt; </text:p>
      <text:p text:style-name="P8"/>
      <text:p text:style-name="P8"><text:soft-page-break/></text:p>
      <text:p text:style-name="P9"/>
      <text:p text:style-name="P10">Conditons</text:p>
      <text:p text:style-name="P10"/>
      <text:p text:style-name="P10"/>
      <text:p text:style-name="P11">&lt;script type="text/JavaScript" language="JavaScript"&gt; </text:p>
      <text:p text:style-name="P11"><text:tab/><text:tab/>var age = parseInt(prompt("please enter your age")); </text:p>
      <text:p text:style-name="P11"><text:tab/><text:tab/>if (age &lt; 18){ </text:p>
      <text:p text:style-name="P11"><text:tab/><text:tab/><text:tab/>/* run this code block */ </text:p>
      <text:p text:style-name="P11"><text:tab/><text:tab/><text:tab/>document.write("You are not eligible for voting system. leave this site") </text:p>
      <text:p text:style-name="P11"><text:tab/><text:tab/>} </text:p>
      <text:p text:style-name="P11"/>
      <text:p text:style-name="P11"><text:tab/><text:tab/>else{ </text:p>
      <text:p text:style-name="P11"><text:tab/><text:tab/><text:tab/>document.write("&lt;big&gt;&lt;b&gt;You are welcome to this voting system&lt;/big&gt;&lt;/b&gt;"); </text:p>
      <text:p text:style-name="P11"><text:tab/><text:tab/>} </text:p>
      <text:p text:style-name="P11"><text:tab/><text:tab/>&lt;/script&gt; </text:p>
      <text:p text:style-name="P11"/>
      <text:p text:style-name="P11"/>
      <text:p text:style-name="P11"/>
      <text:p text:style-name="P16">Vailabes</text:p>
      <text:p text:style-name="P16"/>
      <text:p text:style-name="P14"/>
      <text:p text:style-name="P14"><text:tab/>&lt;script type="text/JavaScript" language="JavaScript"&gt;</text:p>
      <text:p text:style-name="P14"><text:tab/><text:tab/></text:p>
      <text:p text:style-name="P14"><text:tab/><text:tab/><text:tab/> var jeansp=1900, jeansc = "blue", shirtp = 1000, shirtc = "white", total = jeansp + shirtp;</text:p>
      <text:p text:style-name="P14"></text:p>
      <text:p text:style-name="P14"><text:tab/><text:tab/><text:tab/> document.write("i bought a &lt;b&gt;"+jeansc+" &lt;/b&gt;color jean and "+shirtc+" shirt &lt;br/&gt;");</text:p>
      <text:p text:style-name="P14"><text:tab/><text:tab/><text:tab/> document.write("price of jean = " + jeansp +<text:tab/>"&lt;br/&gt; price of shirt = "+shirtp+" &lt;br/&gt; Total amout = "+ total);</text:p>
      <text:p text:style-name="P14"><text:tab/><text:tab/>&lt;/script&gt;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7">Function</text:p>
      <text:p text:style-name="P15"/>
      <text:p text:style-name="P18">cript type="text/JavaScript" language="JavaScript"&gt;</text:p>
      <text:p text:style-name="P18"><text:tab/><text:tab/>var name = "refuge wise";</text:p>
      <text:p text:style-name="P18"><text:tab/><text:tab/></text:p>
      <text:p text:style-name="P18"><text:tab/><text:tab/>function alerting(){</text:p>
      <text:p text:style-name="P18"><text:tab/><text:tab/><text:tab/>alert("Time <text:s/>up<text:tab/>"+name);</text:p>
      <text:p text:style-name="P18"><text:tab/><text:tab/>}</text:p>
      <text:p text:style-name="P18"></text:p>
      <text:p text:style-name="P18"></text:p>
      <text:p text:style-name="P18"><text:tab/><text:tab/>&lt;/script&gt;</text:p>
      <text:p text:style-name="P18"></text:p>
      <text:p text:style-name="P18"><text:tab/>&lt;input type="button" name="xyz" value="press me" <text:s/>onClick="alerting()"&gt;</text:p>
      <text:p text:style-name="P18"></text:p>
      <text:p text:style-name="P18"/>
      <text:p text:style-name="P21">Function</text:p>
      <text:p text:style-name="P21"/>
      <text:p text:style-name="P21"/>
      <text:p text:style-name="P19"><text:tab/>&lt;script type="text/JavaScript" language="JavaScript"&gt;</text:p>
      <text:p text:style-name="P19"></text:p>
      <text:p text:style-name="P19"><text:tab/><text:tab/><text:tab/>var a = parseInt(prompt("Enter first number"));</text:p>
      <text:p text:style-name="P19"><text:tab/><text:tab/><text:tab/>var b = parseInt(prompt("Enter second number"));</text:p>
      <text:p text:style-name="P19"></text:p>
      <text:p text:style-name="P19"><text:tab/><text:tab/><text:tab/>function <text:s/>addition<text:tab/>(n1,n2){</text:p>
      <text:p text:style-name="P19"><text:tab/><text:tab/><text:tab/><text:tab/>var total = n1+n2;</text:p>
      <text:p text:style-name="P19"><text:tab/><text:tab/><text:tab/><text:tab/><text:tab/>return total;</text:p>
      <text:p text:style-name="P19"><text:tab/><text:tab/><text:tab/>}</text:p>
      <text:p text:style-name="P19"></text:p>
      <text:p text:style-name="P19"><text:tab/><text:tab/><text:tab/>var res = addition(a, b)</text:p>
      <text:p text:style-name="P19"></text:p>
      <text:p text:style-name="P19"><text:tab/><text:tab/><text:tab/>document.write("Your Answer is "+res);</text:p>
      <text:p text:style-name="P19"></text:p>
      <text:p text:style-name="P19"><text:tab/><text:tab/><text:tab/>&lt;/script&gt;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2">SWITCH</text:p>
      <text:p text:style-name="P19"/>
      <text:p text:style-name="P20">&lt;script type="text/JavaScript" language="JavaScript"&gt;</text:p>
      <text:p text:style-name="P20"></text:p>
      <text:p text:style-name="P20"><text:tab/><text:tab/><text:tab/>var a,b,c;</text:p>
      <text:p text:style-name="P20"><text:tab/><text:tab/><text:tab/>a = parseInt(prompt("please enter integer number"));</text:p>
      <text:p text:style-name="P20"><text:tab/><text:tab/><text:tab/>b = parseInt(prompt("please enter anather integer number"));</text:p>
      <text:p text:style-name="P20"><text:tab/><text:tab/><text:tab/>c = prompt("please Enter your operation symbol from +; -; *; /");</text:p>
      <text:p text:style-name="P20"></text:p>
      <text:p text:style-name="P20"><text:tab/><text:tab/><text:tab/>switch(c){</text:p>
      <text:p text:style-name="P20"></text:p>
      <text:p text:style-name="P20"><text:tab/><text:tab/><text:tab/><text:tab/>case "+":</text:p>
      <text:p text:style-name="P20"><text:tab/><text:tab/><text:tab/><text:tab/>/* excute this code is true */</text:p>
      <text:p text:style-name="P20"><text:tab/><text:tab/><text:tab/><text:tab/>c = a+b;</text:p>
      <text:p text:style-name="P20"><text:tab/><text:tab/><text:tab/><text:tab/>document.write("Your Answer is" +c);</text:p>
      <text:p text:style-name="P20"><text:tab/><text:tab/><text:tab/><text:tab/>break;</text:p>
      <text:p text:style-name="P20"></text:p>
      <text:p text:style-name="P20"><text:tab/><text:tab/><text:tab/><text:tab/>case "-":</text:p>
      <text:p text:style-name="P20"><text:tab/><text:tab/><text:tab/><text:tab/>/* excute this code is true */</text:p>
      <text:p text:style-name="P20"><text:tab/><text:tab/><text:tab/><text:tab/>c = <text:s/>a-b;</text:p>
      <text:p text:style-name="P20"><text:tab/><text:tab/><text:tab/><text:tab/>document.write("Your Answer is" +c);</text:p>
      <text:p text:style-name="P20"><text:tab/><text:tab/><text:tab/><text:tab/>break;</text:p>
      <text:p text:style-name="P20"></text:p>
      <text:p text:style-name="P20"><text:tab/><text:tab/><text:tab/><text:tab/>case "*":</text:p>
      <text:p text:style-name="P20"><text:tab/><text:tab/><text:tab/>/* excute this code is true */</text:p>
      <text:p text:style-name="P20"><text:tab/><text:tab/><text:tab/><text:tab/>c = a*b;</text:p>
      <text:p text:style-name="P20"><text:tab/><text:tab/><text:tab/><text:tab/>document.write("Your Answer is" +c);</text:p>
      <text:p text:style-name="P20"><text:tab/><text:tab/><text:tab/><text:tab/>break;</text:p>
      <text:p text:style-name="P20"></text:p>
      <text:p text:style-name="P20"><text:tab/><text:tab/><text:tab/><text:tab/>case "/":</text:p>
      <text:p text:style-name="P20"><text:tab/><text:tab/><text:tab/><text:tab/>/* excute this code is true */</text:p>
      <text:p text:style-name="P20"><text:tab/><text:tab/><text:tab/><text:tab/>c = a/b;</text:p>
      <text:p text:style-name="P20"><text:tab/><text:tab/><text:tab/><text:tab/>document.write("Your Answer is" +c);</text:p>
      <text:p text:style-name="P20"><text:tab/><text:tab/><text:tab/><text:tab/>break;</text:p>
      <text:p text:style-name="P20"></text:p>
      <text:p text:style-name="P20"><text:tab/><text:tab/><text:tab/><text:tab/>default :</text:p>
      <text:p text:style-name="P20"><text:tab/><text:tab/><text:tab/><text:tab/>/* excute this code is true */</text:p>
      <text:p text:style-name="P20"><text:tab/><text:tab/><text:tab/><text:tab/>document.write("your input is invaild.");</text:p>
      <text:p text:style-name="P20"><text:tab/><text:tab/><text:tab/>}</text:p>
      <text:p text:style-name="P20"></text:p>
      <text:p text:style-name="P20"><text:tab/><text:tab/><text:tab/>&lt;/script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4:41:49.567762773</meta:creation-date>
    <meta:editing-duration>PT27M26S</meta:editing-duration>
    <meta:editing-cycles>2</meta:editing-cycles>
    <meta:generator>LibreOffice/4.2.8.2$Linux_X86_64 LibreOffice_project/420m0$Build-2</meta:generator>
    <dc:date>2018-01-24T06:40:03.728919317</dc:date>
    <meta:document-statistic meta:table-count="0" meta:image-count="0" meta:object-count="0" meta:page-count="7" meta:paragraph-count="200" meta:word-count="602" meta:character-count="5221" meta:non-whitespace-character-count="4144"/>
  </office:meta>
</office:document-meta>
</file>